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4b8096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4b8096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4b8096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4b8096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935cm" fo:min-width="2.1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4b8096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style:paragraph-properties fo:line-height="150%" fo:text-align="end" style:writing-mode="lr-tb"/>
    </style:style>
    <style:style style:name="P9" style:family="paragraph">
      <loext:graphic-properties draw:fill="none"/>
      <style:paragraph-properties fo:line-height="150%" fo:text-align="end"/>
      <style:text-properties fo:font-size="7.90000009536743pt" style:font-size-asian="7.90000009536743pt" style:font-size-complex="7.90000009536743pt"/>
    </style:style>
    <style:style style:name="P1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1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10pt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1.292cm" svg:y="1.099cm">
          <draw:text-box>
            <text:p text:style-name="P2"><text:span text:style-name="T1">Emiso</text:span><text:span text:style-name="T1">r</text:span></text:p>
          </draw:text-box>
        </draw:frame>
        <draw:frame draw:style-name="gr3" draw:text-style-name="P4" draw:layer="layout" svg:width="1.357cm" svg:height="0.327cm" svg:x="1.292cm" svg:y="1.736cm">
          <draw:text-box>
            <text:p text:style-name="P2"><text:span text:style-name="T2">Nombre:</text:span></text:p>
          </draw:text-box>
        </draw:frame>
        <draw:frame draw:style-name="gr4" draw:text-style-name="P4" draw:layer="layout" svg:width="0.722cm" svg:height="0.327cm" svg:x="1.292cm" svg:y="2.1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1.292cm" svg:y="2.512cm">
          <draw:text-box>
            <text:p text:style-name="P2"><text:span text:style-name="T2">Régime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hora de emisión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hora de certifica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o postal de expedici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fiscal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mero serie del certificado SAT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de serie certificado 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end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c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n 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o 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6.135cm" svg:height="3.312cm" svg:x="14.75cm" svg:y="13.687cm" svg:viewBox="0 0 6136 3313" draw:points="0,0 6136,0 6136,3313 0,3313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ripción</text:span></text:p>
          </draw:text-box>
        </draw:frame>
        <draw:frame draw:style-name="gr28" draw:text-style-name="P4" draw:layer="layout" svg:width="2.195cm" svg:height="0.327cm" svg:x="15.907cm" svg:y="9.133cm">
          <draw:text-box>
            <text:p text:style-name="P2"><text:span text:style-name="T3">Valor Unitario</text:span></text:p>
          </draw:text-box>
        </draw:frame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frame draw:style-name="gr30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frame draw:style-name="gr31" draw:text-style-name="P9" draw:layer="layout" svg:width="2.161cm" svg:height="2.935cm" svg:x="15cm" svg:y="13.789cm">
          <draw:text-box>
            <text:p text:style-name="P8"><text:span text:style-name="T3">Subtotal:</text:span></text:p>
            <text:p text:style-name="P8"><text:span text:style-name="T3">Descuento:</text:span></text:p>
            <text:p text:style-name="P8"><text:span text:style-name="T3">IVA 16%:</text:span></text:p>
            <text:p text:style-name="P8"><text:span text:style-name="T3">ISR Retenido:</text:span></text:p>
            <text:p text:style-name="P8"><text:span text:style-name="T3">IVA Retenido:</text:span></text:p>
            <text:p text:style-name="P8"><text:span text:style-name="T3">TOTAL:</text:span></text:p>
          </draw:text-box>
        </draw:frame>
        <draw:frame draw:style-name="gr32" draw:text-style-name="P10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3" draw:text-style-name="P10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34" draw:text-style-name="P10" draw:layer="layout" svg:width="3.042cm" svg:height="0.289cm" svg:x="0.706cm" svg:y="14.921cm">
          <draw:text-box>
            <text:p text:style-name="P2"><text:span text:style-name="T5">Tipo de comprob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5" draw:text-style-name="P10" draw:layer="layout" svg:width="2.965cm" svg:height="0.289cm" svg:x="0.706cm" svg:y="15.273cm">
          <draw:text-box>
            <text:p text:style-name="P2"><text:span text:style-name="T5">Condiciones de pago:</text:span></text:p>
          </draw:text-box>
        </draw:frame>
        <draw:frame draw:style-name="gr36" draw:text-style-name="P10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37" draw:text-style-name="P4" draw:layer="layout" svg:width="9.332cm" svg:height="0.327cm" svg:x="5.891cm" svg:y="26.754cm">
          <draw:text-box>
            <text:p text:style-name="P2"><text:span text:style-name="T2">Este documento es una representación impresa de un CFDI</text:span></text:p>
          </draw:text-box>
        </draw:frame>
        <draw:frame draw:style-name="gr38" draw:text-style-name="P4" draw:layer="layout" svg:width="10.327cm" svg:height="0.327cm" svg:x="5.927cm" svg:y="19.804cm">
          <draw:text-box>
            <text:p text:style-name="P2"><text:span text:style-name="T3">Cadena original del complemento de certificación digital del SAT:</text:span></text:p>
          </draw:text-box>
        </draw:frame>
        <draw:frame draw:style-name="gr39" draw:text-style-name="P4" draw:layer="layout" svg:width="3.406cm" svg:height="0.327cm" svg:x="5.927cm" svg:y="22.062cm">
          <draw:text-box>
            <text:p text:style-name="P2"><text:span text:style-name="T3">Sello digital del CFDI:</text:span></text:p>
          </draw:text-box>
        </draw:frame>
        <draw:frame draw:style-name="gr40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41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42" draw:text-style-name="P4" draw:layer="layout" svg:width="1.454cm" svg:height="0.327cm" svg:x="1.292cm" svg:y="3.113cm">
          <draw:text-box>
            <text:p text:style-name="P2"><text:span text:style-name="T2">Domicilio</text:span></text:p>
          </draw:text-box>
        </draw:frame>
        <draw:frame draw:style-name="gr43" draw:text-style-name="P4" draw:layer="layout" svg:width="1.014cm" svg:height="0.327cm" svg:x="1.292cm" svg:y="3.414cm">
          <draw:text-box>
            <text:p text:style-name="P2"><text:span text:style-name="T2">Fiscal:</text:span></text:p>
          </draw:text-box>
        </draw:frame>
        <draw:frame draw:style-name="gr44" draw:text-style-name="P4" draw:layer="layout" svg:width="1.479cm" svg:height="0.327cm" svg:x="1.292cm" svg:y="3.915cm">
          <draw:text-box>
            <text:p text:style-name="P2"><text:span text:style-name="T2">Teléfono:</text:span></text:p>
          </draw:text-box>
        </draw:frame>
        <draw:frame draw:style-name="gr45" draw:text-style-name="P11" draw:layer="layout" svg:width="2.305cm" svg:height="0.412cm" svg:x="15.248cm" svg:y="0.25cm">
          <draw:text-box>
            <text:p text:style-name="P2"><text:span text:style-name="T6">Factur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svg:stroke-color="#4b8096" draw:fill="solid" draw:fill-color="#4b8096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5T20:52:25.464092513</dc:date>
    <meta:editing-duration>PT14M35S</meta:editing-duration>
    <meta:editing-cycles>11</meta:editing-cycles>
    <meta:generator>LibreOffice/24.2.7.2$Linux_X86_64 LibreOffice_project/420$Build-2</meta:generator>
    <meta:document-statistic meta:object-count="66"/>
  </office:meta>
</office:document-meta>
</file>